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.353cm"/>
      <style:text-properties fo:color="#404040" style:font-name="Segoe UI" style:font-name-asian="Segoe UI" style:font-name-complex="Segoe UI" fo:font-size="9pt" style:font-size-asian="9pt" style:font-size-complex="9pt" fo:font-weight="normal" style:font-weight-asian="normal" style:font-weight-complex="normal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.353cm"/>
      <style:text-properties fo:color="#404040" style:font-name="Segoe UI" style:font-name-asian="Segoe UI" style:font-name-complex="Segoe UI" fo:font-size="9pt" style:font-size-asian="9pt" style:font-size-complex="9pt"/>
    </style:style>
    <style:style style:name="ce4" style:family="table-cell" style:parent-style-name="Default" style:data-style-name="N19">
      <style:table-cell-properties fo:border="thin solid #000000" style:vertical-align="middle" fo:wrap-option="wrap" fo:background-color="#FFFFFF" style:repeat-content="false"/>
      <style:paragraph-properties fo:text-align="start" fo:margin-left="0.353cm"/>
      <style:text-properties fo:color="#404040" style:font-name="Segoe UI" style:font-name-asian="Segoe UI" style:font-name-complex="Segoe UI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7866666666667cm"/>
    </style:style>
    <style:style style:name="ro1" style:family="table-row">
      <style:table-row-properties style:row-height="39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order_id</text:p>
          </table:table-cell>
          <table:table-cell office:value-type="string" table:style-name="ce2">
            <text:p>customer_name</text:p>
          </table:table-cell>
          <table:table-cell office:value-type="string" table:style-name="ce2">
            <text:p>product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order_date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Alice</text:p>
          </table:table-cell>
          <table:table-cell office:value-type="string" table:style-name="ce3">
            <text:p>Shoes</text:p>
          </table:table-cell>
          <table:table-cell office:value-type="float" office:value="2" table:style-name="ce3">
            <text:p>2</text:p>
          </table:table-cell>
          <table:table-cell office:value-type="float" office:value="50" table:style-name="ce3">
            <text:p>50</text:p>
          </table:table-cell>
          <table:table-cell office:value-type="date" office:date-value="2022-03-15T00:00:00" table:style-name="ce4">
            <text:p>3/15/2022</text:p>
          </table:table-cell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Bob</text:p>
          </table:table-cell>
          <table:table-cell office:value-type="string" table:style-name="ce3">
            <text:p>T-shirt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date" office:date-value="2022-05-22T00:00:00" table:style-name="ce4">
            <text:p>5/22/2022</text:p>
          </table:table-cell>
          <table:table-cell table:number-columns-repeated="1637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Alice</text:p>
          </table:table-cell>
          <table:table-cell office:value-type="string" table:style-name="ce3">
            <text:p>T-shirt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date" office:date-value="2022-07-10T00:00:00" table:style-name="ce4">
            <text:p>7/10/2022</text:p>
          </table:table-cell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Charlie</text:p>
          </table:table-cell>
          <table:table-cell office:value-type="string" table:style-name="ce3">
            <text:p>Jeans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date" office:date-value="2022-09-05T00:00:00" table:style-name="ce4">
            <text:p>9/5/2022</text:p>
          </table:table-cell>
          <table:table-cell table:number-columns-repeated="1637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Hat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date" office:date-value="2022-11-18T00:00:00" table:style-name="ce4">
            <text:p>11/18/2022</text:p>
          </table:table-cell>
          <table:table-cell table:number-columns-repeated="16378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Eve</text:p>
          </table:table-cell>
          <table:table-cell office:value-type="string" table:style-name="ce3">
            <text:p>Dress</text:p>
          </table:table-cell>
          <table:table-cell office:value-type="float" office:value="1" table:style-name="ce3">
            <text:p>1</text:p>
          </table:table-cell>
          <table:table-cell office:value-type="float" office:value="60" table:style-name="ce3">
            <text:p>60</text:p>
          </table:table-cell>
          <table:table-cell office:value-type="date" office:date-value="2023-01-30T00:00:00" table:style-name="ce4">
            <text:p>1/30/2023</text:p>
          </table:table-cell>
          <table:table-cell table:number-columns-repeated="16378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Frank</text:p>
          </table:table-cell>
          <table:table-cell office:value-type="string" table:style-name="ce3">
            <text:p>Socks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date" office:date-value="2023-02-14T00:00:00" table:style-name="ce4">
            <text:p>2/14/2023</text:p>
          </table:table-cell>
          <table:table-cell table:number-columns-repeated="16378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Grace</text:p>
          </table:table-cell>
          <table:table-cell office:value-type="string" table:style-name="ce3">
            <text:p>Jacket</text:p>
          </table:table-cell>
          <table:table-cell office:value-type="float" office:value="1" table:style-name="ce3">
            <text:p>1</text:p>
          </table:table-cell>
          <table:table-cell office:value-type="float" office:value="80" table:style-name="ce3">
            <text:p>80</text:p>
          </table:table-cell>
          <table:table-cell office:value-type="date" office:date-value="2023-04-08T00:00:00" table:style-name="ce4">
            <text:p>4/8/2023</text:p>
          </table:table-cell>
          <table:table-cell table:number-columns-repeated="16378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Alice</text:p>
          </table:table-cell>
          <table:table-cell office:value-type="string" table:style-name="ce3">
            <text:p>Dress</text:p>
          </table:table-cell>
          <table:table-cell office:value-type="float" office:value="1" table:style-name="ce3">
            <text:p>1</text:p>
          </table:table-cell>
          <table:table-cell office:value-type="float" office:value="60" table:style-name="ce3">
            <text:p>60</text:p>
          </table:table-cell>
          <table:table-cell office:value-type="date" office:date-value="2023-06-25T00:00:00" table:style-name="ce4">
            <text:p>6/25/2023</text:p>
          </table:table-cell>
          <table:table-cell table:number-columns-repeated="16378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Bob</text:p>
          </table:table-cell>
          <table:table-cell office:value-type="string" table:style-name="ce3">
            <text:p>Shoes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date" office:date-value="2023-08-12T00:00:00" table:style-name="ce4">
            <text:p>8/12/2023</text:p>
          </table:table-cell>
          <table:table-cell table:number-columns-repeated="16378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Charlie</text:p>
          </table:table-cell>
          <table:table-cell office:value-type="string" table:style-name="ce3">
            <text:p>T-shirt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date" office:date-value="2023-10-03T00:00:00" table:style-name="ce4">
            <text:p>10/3/2023</text:p>
          </table:table-cell>
          <table:table-cell table:number-columns-repeated="16378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Jeans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date" office:date-value="2023-12-19T00:00:00" table:style-name="ce4">
            <text:p>12/19/2023</text:p>
          </table:table-cell>
          <table:table-cell table:number-columns-repeated="16378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Eve</text:p>
          </table:table-cell>
          <table:table-cell office:value-type="string" table:style-name="ce3">
            <text:p>Hat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3">
            <text:p>15</text:p>
          </table:table-cell>
          <table:table-cell office:value-type="date" office:date-value="2024-01-07T00:00:00" table:style-name="ce4">
            <text:p>1/7/2024</text:p>
          </table:table-cell>
          <table:table-cell table:number-columns-repeated="16378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Frank</text:p>
          </table:table-cell>
          <table:table-cell office:value-type="string" table:style-name="ce3">
            <text:p>Dress</text:p>
          </table:table-cell>
          <table:table-cell office:value-type="float" office:value="1" table:style-name="ce3">
            <text:p>1</text:p>
          </table:table-cell>
          <table:table-cell office:value-type="float" office:value="60" table:style-name="ce3">
            <text:p>60</text:p>
          </table:table-cell>
          <table:table-cell office:value-type="date" office:date-value="2024-02-20T00:00:00" table:style-name="ce4">
            <text:p>2/20/2024</text:p>
          </table:table-cell>
          <table:table-cell table:number-columns-repeated="16378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Grace</text:p>
          </table:table-cell>
          <table:table-cell office:value-type="string" table:style-name="ce3">
            <text:p>Socks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date" office:date-value="2024-03-11T00:00:00" table:style-name="ce4">
            <text:p>3/11/2024</text:p>
          </table:table-cell>
          <table:table-cell table:number-columns-repeated="16378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Alice</text:p>
          </table:table-cell>
          <table:table-cell office:value-type="string" table:style-name="ce3">
            <text:p>Jacket</text:p>
          </table:table-cell>
          <table:table-cell office:value-type="float" office:value="1" table:style-name="ce3">
            <text:p>1</text:p>
          </table:table-cell>
          <table:table-cell office:value-type="float" office:value="80" table:style-name="ce3">
            <text:p>80</text:p>
          </table:table-cell>
          <table:table-cell office:value-type="date" office:date-value="2024-05-09T00:00:00" table:style-name="ce4">
            <text:p>5/9/2024</text:p>
          </table:table-cell>
          <table:table-cell table:number-columns-repeated="16378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Bob</text:p>
          </table:table-cell>
          <table:table-cell office:value-type="string" table:style-name="ce3">
            <text:p>Dress</text:p>
          </table:table-cell>
          <table:table-cell office:value-type="float" office:value="2" table:style-name="ce3">
            <text:p>2</text:p>
          </table:table-cell>
          <table:table-cell office:value-type="float" office:value="60" table:style-name="ce3">
            <text:p>60</text:p>
          </table:table-cell>
          <table:table-cell office:value-type="date" office:date-value="2024-07-22T00:00:00" table:style-name="ce4">
            <text:p>7/22/2024</text:p>
          </table:table-cell>
          <table:table-cell table:number-columns-repeated="16378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Charlie</text:p>
          </table:table-cell>
          <table:table-cell office:value-type="string" table:style-name="ce3">
            <text:p>Shoes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date" office:date-value="2024-09-15T00:00:00" table:style-name="ce4">
            <text:p>9/15/2024</text:p>
          </table:table-cell>
          <table:table-cell table:number-columns-repeated="16378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T-shirt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date" office:date-value="2024-10-30T00:00:00" table:style-name="ce4">
            <text:p>10/30/2024</text:p>
          </table:table-cell>
          <table:table-cell table:number-columns-repeated="16378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Eve</text:p>
          </table:table-cell>
          <table:table-cell office:value-type="string" table:style-name="ce3">
            <text:p>Jeans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date" office:date-value="2025-01-14T00:00:00" table:style-name="ce4">
            <text:p>1/14/2025</text:p>
          </table:table-cell>
          <table:table-cell table:number-columns-repeated="16378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Frank</text:p>
          </table:table-cell>
          <table:table-cell office:value-type="string" table:style-name="ce3">
            <text:p>Hat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date" office:date-value="2025-03-05T00:00:00" table:style-name="ce4">
            <text:p>3/5/2025</text:p>
          </table:table-cell>
          <table:table-cell table:number-columns-repeated="16378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Grace</text:p>
          </table:table-cell>
          <table:table-cell office:value-type="string" table:style-name="ce3">
            <text:p>Dress</text:p>
          </table:table-cell>
          <table:table-cell office:value-type="float" office:value="1" table:style-name="ce3">
            <text:p>1</text:p>
          </table:table-cell>
          <table:table-cell office:value-type="float" office:value="60" table:style-name="ce3">
            <text:p>60</text:p>
          </table:table-cell>
          <table:table-cell office:value-type="date" office:date-value="2025-04-18T00:00:00" table:style-name="ce4">
            <text:p>4/18/2025</text:p>
          </table:table-cell>
          <table:table-cell table:number-columns-repeated="16378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Alice</text:p>
          </table:table-cell>
          <table:table-cell office:value-type="string" table:style-name="ce3">
            <text:p>Socks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date" office:date-value="2025-06-02T00:00:00" table:style-name="ce4">
            <text:p>6/2/2025</text:p>
          </table:table-cell>
          <table:table-cell table:number-columns-repeated="16378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Bob</text:p>
          </table:table-cell>
          <table:table-cell office:value-type="string" table:style-name="ce3">
            <text:p>Jacket</text:p>
          </table:table-cell>
          <table:table-cell office:value-type="float" office:value="1" table:style-name="ce3">
            <text:p>1</text:p>
          </table:table-cell>
          <table:table-cell office:value-type="float" office:value="80" table:style-name="ce3">
            <text:p>80</text:p>
          </table:table-cell>
          <table:table-cell office:value-type="date" office:date-value="2025-08-27T00:00:00" table:style-name="ce4">
            <text:p>8/27/2025</text:p>
          </table:table-cell>
          <table:table-cell table:number-columns-repeated="16378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Charlie</text:p>
          </table:table-cell>
          <table:table-cell office:value-type="string" table:style-name="ce3">
            <text:p>Dress</text:p>
          </table:table-cell>
          <table:table-cell office:value-type="float" office:value="1" table:style-name="ce3">
            <text:p>1</text:p>
          </table:table-cell>
          <table:table-cell office:value-type="float" office:value="60" table:style-name="ce3">
            <text:p>60</text:p>
          </table:table-cell>
          <table:table-cell office:value-type="date" office:date-value="2025-10-10T00:00:00" table:style-name="ce4">
            <text:p>10/10/2025</text:p>
          </table:table-cell>
          <table:table-cell table:number-columns-repeated="16378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Shoes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date" office:date-value="2025-11-21T00:00:00" table:style-name="ce4">
            <text:p>11/21/2025</text:p>
          </table:table-cell>
          <table:table-cell table:number-columns-repeated="16378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3">
            <text:p>Eve</text:p>
          </table:table-cell>
          <table:table-cell office:value-type="string" table:style-name="ce3">
            <text:p>T-shirt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date" office:date-value="2026-01-05T00:00:00" table:style-name="ce4">
            <text:p>1/5/2026</text:p>
          </table:table-cell>
          <table:table-cell table:number-columns-repeated="16378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Frank</text:p>
          </table:table-cell>
          <table:table-cell office:value-type="string" table:style-name="ce3">
            <text:p>Jeans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date" office:date-value="2026-02-14T00:00:00" table:style-name="ce4">
            <text:p>2/14/2026</text:p>
          </table:table-cell>
          <table:table-cell table:number-columns-repeated="16378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3">
            <text:p>Grace</text:p>
          </table:table-cell>
          <table:table-cell office:value-type="string" table:style-name="ce3">
            <text:p>Hat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office:value-type="date" office:date-value="2026-04-30T00:00:00" table:style-name="ce4">
            <text:p>4/30/2026</text:p>
          </table:table-cell>
          <table:table-cell table:number-columns-repeated="16378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Alice</text:p>
          </table:table-cell>
          <table:table-cell office:value-type="string" table:style-name="ce3">
            <text:p>Dress</text:p>
          </table:table-cell>
          <table:table-cell office:value-type="float" office:value="1" table:style-name="ce3">
            <text:p>1</text:p>
          </table:table-cell>
          <table:table-cell office:value-type="float" office:value="60" table:style-name="ce3">
            <text:p>60</text:p>
          </table:table-cell>
          <table:table-cell office:value-type="date" office:date-value="2026-07-15T00:00:00" table:style-name="ce4">
            <text:p>7/15/2026</text:p>
          </table:table-cell>
          <table:table-cell table:number-columns-repeated="16378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Admin</meta:initial-creator>
    <dc:creator>Admin</dc:creator>
    <meta:creation-date>2025-06-20T14:24:28Z</meta:creation-date>
    <dc:date>2025-06-20T14:28:54Z</dc:date>
  </office:meta>
</office:document-meta>
</file>